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bitmap;windows_formatname=&quot;Bitmap&quot;" manifest:full-path="ObjectReplacements/Object 1"/>
  <manifest:file-entry manifest:media-type="application/x-openoffice-wmf;windows_formatname=&quot;Image WMF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3cm" draw:marker-start-width="0.65cm" draw:marker-end="Arrow" draw:marker-end-width="0.75cm" draw:fill="solid" draw:fill-color="#ffff99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fill="solid" draw:fill-color="#e6ff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e6e64c" draw:auto-grow-height="true" draw:auto-grow-width="false" fo:max-height="0cm" fo:min-height="9.794cm"/>
    </style:style>
    <style:style style:name="gr8" style:family="graphic" style:parent-style-name="standard">
      <style:graphic-properties draw:stroke="none" svg:stroke-color="#000000" draw:fill="solid" draw:fill-color="#e6e64c" draw:auto-grow-height="true" draw:auto-grow-width="false" fo:max-height="0cm" fo:min-height="7.794cm"/>
    </style:style>
    <style:style style:name="gr9" style:family="graphic" style:parent-style-name="standard">
      <style:graphic-properties draw:stroke="none" svg:stroke-color="#000000" draw:fill="solid" draw:fill-color="#e6e64c" draw:auto-grow-height="true" draw:auto-grow-width="false" fo:max-height="0cm" fo:min-height="3.294cm"/>
    </style:style>
    <style:style style:name="gr10" style:family="graphic" style:parent-style-name="standard">
      <style:graphic-properties draw:stroke="none" svg:stroke-color="#000000" draw:fill="solid" draw:fill-color="#e6e64c" draw:auto-grow-height="true" draw:auto-grow-width="false" fo:max-height="0cm" fo:min-height="2.25cm"/>
    </style:style>
    <style:style style:name="gr11" style:family="graphic" style:parent-style-name="standard">
      <style:graphic-properties draw:stroke="none" svg:stroke-color="#000000" draw:fill="solid" draw:fill-color="#e6e64c" draw:auto-grow-height="true" draw:auto-grow-width="false" fo:max-height="0cm" fo:min-height="3.858cm"/>
    </style:style>
    <style:style style:name="gr12" style:family="graphic" style:parent-style-name="standard">
      <style:graphic-properties draw:stroke="none" svg:stroke-color="#000000" draw:fill="solid" draw:fill-color="#e6e64c" draw:auto-grow-height="true" draw:auto-grow-width="false" fo:max-height="0cm" fo:min-height="2.477cm"/>
    </style:style>
    <style:style style:name="gr13" style:family="graphic" style:parent-style-name="standard">
      <style:graphic-properties draw:stroke="none" svg:stroke-color="#000000" draw:fill="solid" draw:fill-color="#e6e64c" draw:auto-grow-height="true" draw:auto-grow-width="false" fo:max-height="0cm" fo:min-height="2.794cm"/>
    </style:style>
    <style:style style:name="gr14" style:family="graphic" style:parent-style-name="standard">
      <style:graphic-properties draw:visible-area-left="0cm" draw:visible-area-top="0cm" draw:visible-area-width="21.984cm" draw:visible-area-height="14.47cm"/>
    </style:style>
    <style:style style:name="gr15" style:family="graphic" style:parent-style-name="standard">
      <style:graphic-properties draw:visible-area-left="0cm" draw:visible-area-top="0cm" draw:visible-area-width="20.793cm" draw:visible-area-height="14.894cm"/>
    </style:style>
    <style:style style:name="pr1" style:family="presentation" style:parent-style-name="Standard-title">
      <style:graphic-properties draw:stroke="none" draw:fill="none" draw:fill-color="#cccc00" draw:textarea-horizontal-align="left" draw:textarea-vertical-align="bottom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subtitle">
      <style:graphic-properties draw:stroke="none" draw:fill="none" draw:fill-color="#cccc00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Standard-title">
      <style:graphic-properties draw:fill-color="#ffffff" draw:auto-grow-height="true" fo:min-height="3.986cm"/>
    </style:style>
    <style:style style:name="pr5" style:family="presentation" style:parent-style-name="Standard-outline1">
      <style:graphic-properties draw:fill-color="#ffffff" fo:min-height="12.92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notes">
      <style:graphic-properties draw:fill-color="#ffffff" draw:auto-grow-height="true" fo:min-height="11.432cm"/>
    </style:style>
    <style:style style:name="pr8" style:family="presentation" style:parent-style-name="Standard-outline1">
      <style:graphic-properties draw:fill-color="#ffffff" draw:auto-grow-height="true" fo:min-height="11.952cm"/>
    </style:style>
    <style:style style:name="P1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309cm" fo:margin-right="0cm" fo:margin-top="0.176cm" fo:margin-bottom="0cm" fo:line-height="90%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305cm" fo:margin-right="0cm" fo:text-indent="-1.305cm"/>
    </style:style>
    <style:style style:name="P6" style:family="paragraph">
      <style:paragraph-properties fo:margin-left="2.522cm" fo:margin-right="0cm" fo:text-indent="-1.213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text-properties fo:font-size="44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1.305cm" fo:margin-right="0cm" fo:text-indent="-1.305cm"/>
      <style:text-properties fo:font-size="28pt"/>
    </style:style>
    <style:style style:name="P12" style:family="paragraph">
      <style:paragraph-properties fo:margin-left="0cm" fo:margin-right="0cm" fo:text-indent="0cm"/>
      <style:text-properties fo:font-family="'Courier New'" style:font-family-generic="modern" style:font-pitch="fixed" fo:font-size="10pt"/>
    </style:style>
    <style:style style:name="P13" style:family="paragraph">
      <style:paragraph-properties fo:margin-left="0cm" fo:margin-right="0cm" fo:text-indent="0cm" style:text-autospace="none"/>
    </style:style>
    <style:style style:name="P14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P15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0pt" fo:font-weight="normal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" style:family="text">
      <style:text-properties fo:color="#420000" fo:font-size="54pt" fo:language="en" fo:country="US" style:font-size-asian="54pt" style:font-size-complex="54pt"/>
    </style:style>
    <style:style style:name="T2" style:family="text">
      <style:text-properties fo:color="#420000" fo:font-size="16pt" fo:language="en" fo:country="US" style:font-size-asian="16pt" style:font-size-complex="16pt"/>
    </style:style>
    <style:style style:name="T3" style:family="text">
      <style:text-properties fo:font-size="18pt" fo:language="de" fo:country="DE" style:font-size-asian="18pt" style:font-size-complex="18pt"/>
    </style:style>
    <style:style style:name="T4" style:family="text">
      <style:text-properties fo:font-size="20pt" fo:language="de" fo:country="DE" style:font-size-asian="20pt" style:font-size-complex="20pt"/>
    </style:style>
    <style:style style:name="T5" style:family="text">
      <style:text-properties fo:font-size="40pt"/>
    </style:style>
    <style:style style:name="T6" style:family="text">
      <style:text-properties fo:font-size="24pt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font-size="44pt"/>
    </style:style>
    <style:style style:name="T9" style:family="text">
      <style:text-properties fo:font-size="28pt"/>
    </style:style>
    <style:style style:name="T10" style:family="text">
      <style:text-properties fo:font-family="'Courier New'" style:font-family-generic="modern" style:font-pitch="fixed" fo:font-size="10pt"/>
    </style:style>
    <style:style style:name="T11" style:family="text">
      <style:text-properties fo:font-family="'Courier New'" style:font-family-generic="modern" style:font-pitch="fixed" fo:font-size="12pt" fo:font-weight="bold"/>
    </style:style>
    <style:style style:name="T12" style:family="text">
      <style:text-properties fo:color="#22882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3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4" style:family="text">
      <style:text-properties fo:color="#0000e1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5" style:family="text">
      <style:text-properties fo:color="#00008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6" style:family="text">
      <style:text-properties fo:color="#0000e1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7" style:family="text">
      <style:text-properties fo:color="#0000e1" fo:font-family="'Courier New'" style:font-family-generic="modern" style:font-pitch="fixed" fo:font-size="10pt" fo:font-weight="normal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text:list-style style:name="L1">
      <text:list-level-style-bullet text:level="1" text:bullet-char="•">
        <style:text-properties fo:font-family="'Times New Roman'" style:font-family-generic="roman" style:font-pitch="variable" fo:color="#42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text-properties fo:font-family="Wingdings" style:font-pitch="variable" style:font-charset="x-symbol" fo:color="#660000" fo:font-size="70%"/>
      </text:list-level-style-bullet>
      <text:list-level-style-bullet text:level="2" text:bullet-char="">
        <style:list-level-properties text:space-before="1.309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/>
        <style:text-properties fo:font-family="Wingdings" style:font-pitch="variable" style:font-charset="x-symbol" fo:color="#660000" fo:font-size="65%"/>
      </text:list-level-style-bullet>
      <text:list-level-style-bullet text:level="4" text:bullet-char="">
        <style:list-level-properties text:space-before="3.858cm"/>
        <style:text-properties fo:font-family="Wingdings" style:font-pitch="variable" style:font-charset="x-symbol" fo:color="#999966" fo:font-size="75%"/>
      </text:list-level-style-bullet>
      <text:list-level-style-bullet text:level="5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6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7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8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9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</text:list-style>
    <text:list-style style:name="L3">
      <text:list-level-style-bullet text:level="1" text:bullet-char="">
        <style:list-level-properties text:min-label-width="1.305cm"/>
        <style:text-properties fo:font-family="Wingdings" style:font-pitch="variable" style:font-charset="x-symbol" fo:color="#660000" fo:font-size="70%"/>
      </text:list-level-style-bullet>
      <text:list-level-style-bullet text:level="2" text:bullet-char="">
        <style:list-level-properties text:space-before="1.309cm" text:min-label-width="1.213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 text:min-label-width="1.301cm"/>
        <style:text-properties fo:font-family="Wingdings" style:font-pitch="variable" style:font-charset="x-symbol" fo:color="#660000" fo:font-size="65%"/>
      </text:list-level-style-bullet>
      <text:list-level-style-bullet text:level="4" text:bullet-char="">
        <style:list-level-properties text:space-before="3.858cm" text:min-label-width="1.217cm"/>
        <style:text-properties fo:font-family="Wingdings" style:font-pitch="variable" style:font-charset="x-symbol" fo:color="#999966" fo:font-size="75%"/>
      </text:list-level-style-bullet>
      <text:list-level-style-bullet text:level="5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6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7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8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Diplomarbeiten   (Christopher Schmidt)" draw:style-name="dp1" draw:master-page-name="Standard" presentation:presentation-page-layout-name="AL1T0">
        <draw:frame presentation:style-name="pr1" draw:text-style-name="P2" draw:layer="layout" svg:width="21.378cm" svg:height="5.716cm" svg:x="2.117cm" svg:y="3.808cm" presentation:class="title" presentation:user-transformed="true">
          <draw:text-box>
            <text:p text:style-name="P1"><text:span text:style-name="T1"><text:s/></text:span><text:span text:style-name="T1">jDBCluster</text:span><text:span text:style-name="T1"><text:tab/></text:span><text:span text:style-name="T1"><text:tab/></text:span><text:span text:style-name="T2">(Christopher Schmidt)</text:span></text:p>
          </draw:text-box>
        </draw:frame>
        <draw:frame presentation:style-name="pr2" draw:text-style-name="P2" draw:layer="layout" svg:width="21.378cm" svg:height="5.716cm" svg:x="2.117cm" svg:y="10.45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Meta-Persist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>
          <draw:text-box>
            <text:p text:style-name="P4"><text:span text:style-name="T5">JDBCluster:</text:span><text:span text:style-name="T5"><text:line-break/></text:span><text:span text:style-name="T6">Features</text:span></text:p>
          </draw:text-box>
        </draw:frame>
        <draw:frame presentation:style-name="pr5" draw:text-style-name="P5" draw:layer="layout" svg:width="22.86cm" svg:height="13.974cm" svg:x="1.27cm" svg:y="5.08cm" presentation:class="outline" presentation:user-transformed="true">
          <draw:text-box>
            <text:list text:style-name="L3">
              <text:list-item>
                <text:p text:style-name="P5">Dao clustering and abstraction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Resultset handling (CCFilt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onfigurable defaul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atabase Notification</text:span></text:p>
                  </text:list-item>
                </text:list>
              </text:list-item>
            </text:list>
            <text:list text:style-name="L3">
              <text:list-item>
                <text:p text:style-name="P5">Value range definition (domain definition) for string properties 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ependant string properties</text:span></text:p>
                  </text:list-item>
                </text:list>
              </text:list-item>
            </text:list>
            <text:list text:style-name="L3">
              <text:list-item>
                <text:p text:style-name="P5">Privilege check on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las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oma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4" draw:layer="layout" svg:width="22.86cm" svg:height="3.986cm" svg:x="1.27cm" svg:y="0.671cm" presentation:class="title">
          <draw:text-box>
            <text:p text:style-name="P4"><text:span text:style-name="T5">JDBCluster:</text:span><text:span text:style-name="T5"><text:line-break/></text:span><text:span text:style-name="T6">Why a meta persistence?</text:span></text:p>
          </draw:text-box>
        </draw:frame>
        <draw:custom-shape draw:style-name="gr2" draw:text-style-name="P8" draw:layer="layout" svg:width="2.5cm" svg:height="3.5cm" svg:x="2cm" svg:y="9cm">
          <text:p text:style-name="P7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8" draw:layer="layout" svg:width="7cm" svg:height="2cm" draw:transform="rotate (1.5707963267946) translate (5.5cm 14cm)">
          <text:p text:style-name="P4">HIBERNATE</text:p>
        </draw:rect>
        <draw:frame draw:style-name="gr4" draw:layer="layout" svg:width="5.362cm" svg:height="1.675cm" svg:x="1.5cm" svg:y="15.5cm">
          <draw:text-box>
            <text:p text:style-name="P4"><text:span text:style-name="T7">Existing model</text:span></text:p>
            <text:p text:style-name="P4"><text:span text:style-name="T7">optimized access</text:span></text:p>
          </draw:text-box>
        </draw:frame>
        <draw:rect draw:style-name="gr3" draw:text-style-name="P8" draw:layer="layout" svg:width="7cm" svg:height="2cm" draw:transform="rotate (1.5707963267946) translate (20cm 14cm)">
          <text:p text:style-name="P4">Anwendung</text:p>
        </draw:rect>
        <draw:line draw:style-name="gr5" draw:text-style-name="P8" draw:layer="layout" svg:x1="1.5cm" svg:y1="15cm" svg:x2="9cm" svg:y2="15cm">
          <text:p text:style-name="P4"/>
        </draw:line>
        <draw:frame draw:style-name="gr4" draw:layer="layout" svg:width="4.723cm" svg:height="1.675cm" svg:x="16.777cm" svg:y="15.325cm">
          <draw:text-box>
            <text:p text:style-name="P4">Business</text:p>
            <text:p text:style-name="P4">GUI Workflows</text:p>
          </draw:text-box>
        </draw:frame>
        <draw:line draw:style-name="gr5" draw:text-style-name="P8" draw:layer="layout" svg:x1="22.5cm" svg:y1="15cm" svg:x2="15.5cm" svg:y2="15cm">
          <text:p text:style-name="P4"/>
        </draw:line>
        <draw:frame draw:style-name="gr4" draw:text-style-name="P9" draw:layer="layout" svg:width="3.783cm" svg:height="1.987cm" draw:transform="rotate (1.5707963267946) translate (22.513cm 12.283cm)">
          <draw:text-box>
            <text:p text:style-name="P4"><text:span text:style-name="T8">User</text:span></text:p>
          </draw:text-box>
        </draw:frame>
        <draw:rect draw:style-name="gr3" draw:text-style-name="P8" draw:layer="layout" svg:width="7cm" svg:height="2cm" draw:transform="rotate (1.5707963267946) translate (17cm 14cm)">
          <text:p text:style-name="P4">Business Logic</text:p>
        </draw:rect>
        <draw:rect draw:style-name="gr6" draw:text-style-name="P7" draw:layer="layout" svg:width="6.5cm" svg:height="7cm" svg:x="9cm" svg:y="7cm">
          <text:p text:style-name="P7">Meta</text:p>
          <text:p text:style-name="P7">Persistence</text:p>
        </draw:rect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JDBCluster Concept:</text:span><text:span text:style-name="T8"><text:line-break/></text:span><text:span text:style-name="T6">Components</text:span></text:p>
          </draw:text-box>
        </draw:frame>
        <draw:frame presentation:style-name="pr8" draw:text-style-name="P5" draw:layer="layout" svg:width="22.86cm" svg:height="11.952cm" svg:x="1.27cm" svg:y="5.08cm" presentation:class="outline">
          <draw:text-box>
            <text:list text:style-name="L3">
              <text:list-item>
                <text:p text:style-name="P5">Cluster</text:p>
              </text:list-item>
            </text:list>
            <text:list text:style-name="L3">
              <text:list-item>
                <text:list>
                  <text:list-item>
                    <text:p text:style-name="P6">Metapersiste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Flat hierarch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Using unvisible DAO objects</text:p>
                  </text:list-item>
                </text:list>
              </text:list-item>
            </text:list>
            <text:list text:style-name="L3">
              <text:list-item>
                <text:p text:style-name="P5">Service (Interfaces)</text:p>
              </text:list-item>
            </text:list>
            <text:list text:style-name="L3">
              <text:list-item>
                <text:list>
                  <text:list-item>
                    <text:p text:style-name="P6">Stateless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tatic metho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orking with Cluster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draw:frame presentation:style-name="pr4" draw:text-style-name="P4" draw:layer="layout" svg:width="22.86cm" svg:height="3.986cm" svg:x="1.14cm" svg:y="9.014cm" presentation:class="title" presentation:user-transformed="true">
          <draw:text-box>
            <text:p text:style-name="P7">Cluster Objects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AO Concept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<text:span text:style-name="T9">Dao definition</text:span></text:p>
              </text:list-item>
            </text:list>
            <text:list text:style-name="L3">
              <text:list-item>
                <text:p text:style-name="P5"><text:span text:style-name="T9">Attribute connection</text:span></text:p>
              </text:list-item>
            </text:list>
            <text:list text:style-name="L3">
              <text:list-item>
                <text:p text:style-name="P5"><text:span text:style-name="T9">Cset</text:span></text:p>
              </text:list-item>
            </text:list>
          </draw:text-box>
        </draw:frame>
        <draw:frame draw:style-name="gr7" draw:text-style-name="P12" draw:layer="layout" svg:width="13.5cm" svg:height="10.169cm" svg:x="11cm" svg:y="7.678cm">
          <draw:text-box>
            <text:p text:style-name="P4"><text:span text:style-name="T10">@DaoLink(dAOClass = </text:span><text:span text:style-name="T11">Car.class</text:span><text:span text:style-name="T10">)</text:span></text:p>
            <text:p text:style-name="P4"><text:span text:style-name="T10">public class CCar extends Cluster {</text:span></text:p>
            <text:p text:style-name="P4"><text:span text:style-name="T10"/></text:p>
            <text:p text:style-name="P4"><text:span text:style-name="T10"><text:s/></text:span></text:p>
            <text:p text:style-name="P4"><text:span text:style-name="T10"><text:s/></text:span><text:span text:style-name="T10">private String name;</text:span></text:p>
            <text:p text:style-name="P4"><text:span text:style-name="T10"/></text:p>
            <text:p text:style-name="P4"><text:span text:style-name="T10"/></text:p>
            <text:p text:style-name="P4"><text:span text:style-name="T10"><text:s/></text:span><text:span text:style-name="T11">@DaoLink(dAOClass = SparePart.class)</text:span></text:p>
            <text:p text:style-name="P4"><text:span text:style-name="T10"><text:s/></text:span><text:span text:style-name="T10">CSet&lt;CSparePart&gt; cersatzteile;</text:span></text:p>
            <text:p text:style-name="P4"><text:span text:style-name="T10"><text:tab/></text:span><text:span text:style-name="T10"><text:tab/></text:span></text:p>
            <text:p text:style-name="P4"><text:span text:style-name="T10"><text:s/></text:span><text:span text:style-name="T10">public String getName() {</text:span></text:p>
            <text:p text:style-name="P4"><text:span text:style-name="T10"><text:s text:c="2"/></text:span><text:span text:style-name="T10">return name;</text:span></text:p>
            <text:p text:style-name="P4"><text:span text:style-name="T10"><text:s/></text:span><text:span text:style-name="T10">}</text:span></text:p>
            <text:p text:style-name="P4"><text:span text:style-name="T10"/></text:p>
            <text:p text:style-name="P4"><text:span text:style-name="T10"><text:s/></text:span><text:span text:style-name="T10">public void setName(String name) {</text:span></text:p>
            <text:p text:style-name="P4"><text:span text:style-name="T10"><text:s text:c="2"/></text:span><text:span text:style-name="T10">this.name = name;</text:span></text:p>
            <text:p text:style-name="P4"><text:span text:style-name="T10"><text:s/></text:span><text:span text:style-name="T10">}</text:span></text:p>
            <text:p text:style-name="P4"><text:span text:style-name="T10"/></text:p>
            <text:p text:style-name="P4"><text:span text:style-name="T10"><text:s/></text:span><text:span text:style-name="T10">public CSet&lt;CSparePart&gt; getCersatzteile() {</text:span></text:p>
            <text:p text:style-name="P4"><text:span text:style-name="T10"><text:s text:c="2"/></text:span><text:span text:style-name="T10">return cersatzteile;</text:span></text:p>
            <text:p text:style-name="P4"><text:span text:style-name="T10"><text:s/></text:span><text:span text:style-name="T10">}</text:span></text:p>
            <text:p text:style-name="P4"><text:span text:style-name="T10"/></text:p>
            <text:p text:style-name="P4"><text:span text:style-name="T10"><text:s/></text:span><text:span text:style-name="T10">public void setCersatzteile(CSet&lt;CSparePart&gt; cersatzteile) {</text:span></text:p>
            <text:p text:style-name="P4"><text:span text:style-name="T10"><text:s text:c="2"/></text:span><text:span text:style-name="T10">this.cersatzteile = cersatzteile;</text:span></text:p>
            <text:p text:style-name="P4"><text:span text:style-name="T10"><text:s/></text:span><text:span text:style-name="T10">}</text:span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AO default value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DAO Default initialization</text:p>
              </text:list-item>
            </text:list>
          </draw:text-box>
        </draw:frame>
        <draw:frame draw:style-name="gr8" draw:text-style-name="P14" draw:layer="layout" svg:width="13.5cm" svg:height="8.457cm" svg:x="11cm" svg:y="9cm">
          <draw:text-box>
            <text:p text:style-name="P13"><text:span text:style-name="T12">&lt;!--confure</text:span><text:span text:style-name="T13"> </text:span><text:span text:style-name="T12">available</text:span><text:span text:style-name="T13"> </text:span><text:span text:style-name="T12">dao</text:span><text:span text:style-name="T13"> </text:span><text:span text:style-name="T12">classes--&gt;</text:span></text:p>
            <text:p text:style-name="P13"><text:span text:style-name="T14">&lt;daotype&gt;</text:span></text:p>
            <text:p text:style-name="P13"><text:span text:style-name="T13"><text:s text:c="3"/></text:span><text:span text:style-name="T12">&lt;!--configure</text:span><text:span text:style-name="T13"> </text:span><text:span text:style-name="T12">dao</text:span><text:span text:style-name="T13"> </text:span><text:span text:style-name="T12">class</text:span><text:span text:style-name="T13"> </text:span><text:span text:style-name="T12">Auto--&gt;</text:span></text:p>
            <text:p text:style-name="P13"><text:span text:style-name="T13"><text:s text:c="2"/></text:span><text:span text:style-name="T14">&lt;dao</text:span><text:span text:style-name="T13"> </text:span><text:span text:style-name="T14">id=</text:span><text:span text:style-name="T15">"Car"</text:span><text:span text:style-name="T13"> </text:span><text:span text:style-name="T14">class=</text:span><text:span text:style-name="T15">"dao.Car"</text:span><text:span text:style-name="T14">&gt;</text:span></text:p>
            <text:p text:style-name="P13"><text:span text:style-name="T13"><text:s/></text:span></text:p>
            <text:p text:style-name="P13"><text:span text:style-name="T13"><text:s text:c="3"/></text:span><text:span text:style-name="T12">&lt;!--sets</text:span><text:span text:style-name="T13"> </text:span><text:span text:style-name="T12">parameter</text:span><text:span text:style-name="T13"> </text:span><text:span text:style-name="T12">longitude</text:span><text:span text:style-name="T13"> </text:span><text:span text:style-name="T12">to</text:span><text:span text:style-name="T13"> </text:span><text:span text:style-name="T12">1.234--&gt;</text:span><text:span text:style-name="T13"> </text:span></text:p>
            <text:p text:style-name="P13"><text:span text:style-name="T13"><text:s text:c="3"/></text:span><text:span text:style-name="T14">&lt;property</text:span><text:span text:style-name="T13"> </text:span><text:span text:style-name="T14">name=</text:span><text:span text:style-name="T15">"longitude"</text:span><text:span text:style-name="T14">&gt;</text:span></text:p>
            <text:p text:style-name="P13"><text:span text:style-name="T13"><text:s text:c="4"/></text:span><text:span text:style-name="T14">&lt;value&gt;</text:span><text:span text:style-name="T13">1.234</text:span><text:span text:style-name="T14">&lt;/value&gt;</text:span></text:p>
            <text:p text:style-name="P13"><text:span text:style-name="T13"><text:s text:c="3"/></text:span><text:span text:style-name="T14">&lt;/property&gt;</text:span></text:p>
            <text:p text:style-name="P13"><text:span text:style-name="T13"><text:s text:c="3"/></text:span></text:p>
            <text:p text:style-name="P13"><text:span text:style-name="T12"><text:s text:c="3"/></text:span><text:span text:style-name="T12">&lt;!--sets</text:span><text:span text:style-name="T13"> </text:span><text:span text:style-name="T12">parameter</text:span><text:span text:style-name="T13"> </text:span><text:span text:style-name="T12">latitude</text:span><text:span text:style-name="T13"> </text:span><text:span text:style-name="T12">to</text:span><text:span text:style-name="T13"> </text:span><text:span text:style-name="T12">5.678--&gt;</text:span></text:p>
            <text:p text:style-name="P13"><text:span text:style-name="T13"><text:s text:c="3"/></text:span><text:span text:style-name="T14">&lt;property</text:span><text:span text:style-name="T13"> </text:span><text:span text:style-name="T14">name=</text:span><text:span text:style-name="T15">"latitude"</text:span><text:span text:style-name="T14">&gt;</text:span></text:p>
            <text:p text:style-name="P13"><text:span text:style-name="T13"><text:s text:c="4"/></text:span><text:span text:style-name="T14">&lt;value&gt;</text:span><text:span text:style-name="T13">5.678</text:span><text:span text:style-name="T14">&lt;/value&gt;</text:span></text:p>
            <text:p text:style-name="P13"><text:span text:style-name="T13"><text:s text:c="3"/></text:span><text:span text:style-name="T14">&lt;/property&gt;</text:span></text:p>
            <text:p text:style-name="P13"><text:span text:style-name="T13"/></text:p>
            <text:p text:style-name="P13"><text:span text:style-name="T13"><text:s text:c="3"/></text:span><text:span text:style-name="T12">&lt;!--sets</text:span><text:span text:style-name="T13"> </text:span><text:span text:style-name="T12">parameter</text:span><text:span text:style-name="T13"> </text:span><text:span text:style-name="T12">name</text:span><text:span text:style-name="T13"> </text:span><text:span text:style-name="T12">to</text:span><text:span text:style-name="T13"> </text:span><text:span text:style-name="T12">MyDefaultAutoName--&gt;</text:span></text:p>
            <text:p text:style-name="P13"><text:span text:style-name="T13"><text:s text:c="3"/></text:span><text:span text:style-name="T14">&lt;property</text:span><text:span text:style-name="T13"> </text:span><text:span text:style-name="T14">name=</text:span><text:span text:style-name="T15">"name"</text:span><text:span text:style-name="T14">&gt;</text:span></text:p>
            <text:p text:style-name="P13"><text:span text:style-name="T13"><text:s text:c="4"/></text:span><text:span text:style-name="T14">&lt;value&gt;</text:span><text:span text:style-name="T13">MyDefaultAutoName</text:span><text:span text:style-name="T14">&lt;/value&gt;</text:span></text:p>
            <text:p text:style-name="P13"><text:span text:style-name="T13"><text:s text:c="3"/></text:span><text:span text:style-name="T14">&lt;/property&gt;</text:span></text:p>
            <text:p text:style-name="P13"><text:span text:style-name="T14"/></text:p>
            <text:p text:style-name="P13"><text:span text:style-name="T13"><text:s text:c="2"/></text:span><text:span text:style-name="T14">&lt;/dao&gt;</text:span></text:p>
            <text:p text:style-name="P13"><text:span text:style-name="T14">&lt;/daotype&gt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omain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String property value range definition</text:p>
              </text:list-item>
            </text:list>
          </draw:text-box>
        </draw:frame>
        <draw:frame draw:style-name="gr9" draw:text-style-name="P14" draw:layer="layout" svg:width="20.5cm" svg:height="3.544cm" svg:x="4cm" svg:y="7cm">
          <draw:text-box>
            <text:p text:style-name="P13"><text:span text:style-name="T14">Class </text:span></text:p>
            <text:p text:style-name="P13"><text:span text:style-name="T14">...</text:span></text:p>
            <text:p text:style-name="P13"><text:span text:style-name="T14"/></text:p>
            <text:p text:style-name="P13"><text:span text:style-name="T14"><text:s text:c="2"/></text:span><text:span text:style-name="T14">@Domain(domainId="</text:span><text:span text:style-name="T16">ColorTypeDomain</text:span><text:span text:style-name="T14">")</text:span></text:p>
            <text:p text:style-name="P13"><text:span text:style-name="T14"><text:s text:c="2"/></text:span><text:span text:style-name="T14">String </text:span><text:span text:style-name="T16">colorType</text:span><text:span text:style-name="T14">;</text:span></text:p>
            <text:p text:style-name="P13"><text:span text:style-name="T14"/></text:p>
            <text:p text:style-name="P13"><text:span text:style-name="T14">...</text:span></text:p>
          </draw:text-box>
        </draw:frame>
        <draw:frame draw:style-name="gr9" draw:text-style-name="P14" draw:layer="layout" svg:width="20.5cm" svg:height="4.354cm" svg:x="4cm" svg:y="14cm">
          <draw:text-box>
            <text:p text:style-name="P13"><text:span text:style-name="T14">public interface DomainList {</text:span></text:p>
            <text:p text:style-name="P13"><text:span text:style-name="T14"/></text:p>
            <text:p text:style-name="P13"><text:span text:style-name="T14"><text:s/></text:span><text:span text:style-name="T14">/**</text:span></text:p>
            <text:p text:style-name="P13"><text:span text:style-name="T14"><text:s text:c="2"/></text:span><text:span text:style-name="T14">* returns all possible and allowed values for a String property</text:span></text:p>
            <text:p text:style-name="P13"><text:span text:style-name="T14"><text:s text:c="2"/></text:span><text:span text:style-name="T14">* there can be only one DomainList class istance(use domainId parameter then)</text:span></text:p>
            <text:p text:style-name="P13"><text:span text:style-name="T14"><text:s text:c="2"/></text:span><text:span text:style-name="T14">* &lt;B&gt;This method is called often, so it has to be fast&lt;/B&gt;</text:span></text:p>
            <text:p text:style-name="P13"><text:span text:style-name="T14"><text:s text:c="2"/></text:span><text:span text:style-name="T14">* @param domainId as configured in domain validation</text:span></text:p>
            <text:p text:style-name="P13"><text:span text:style-name="T14"><text:s text:c="2"/></text:span><text:span text:style-name="T14">* @return ordered list of domain values</text:span></text:p>
            <text:p text:style-name="P13"><text:span text:style-name="T14"><text:s text:c="2"/></text:span><text:span text:style-name="T14">*/</text:span></text:p>
            <text:p text:style-name="P13"><text:span text:style-name="T14"><text:s/></text:span><text:span text:style-name="T14">ValidDomainEntries&lt;String&gt; getDomainEntryList(String domainId);</text:span></text:p>
            <text:p text:style-name="P13"><text:span text:style-name="T14">}</text:span></text:p>
          </draw:text-box>
        </draw:frame>
        <draw:frame draw:style-name="gr10" draw:text-style-name="P14" draw:layer="layout" svg:width="20.5cm" svg:height="2.5cm" svg:x="4cm" svg:y="11cm">
          <draw:text-box>
            <text:p text:style-name="P13"><text:span text:style-name="T14">&lt;domaindependancy&gt;</text:span></text:p>
            <text:p text:style-name="P13"><text:span text:style-name="T13"><text:s text:c="2"/></text:span><text:span text:style-name="T12">&lt;!--</text:span><text:span text:style-name="T13"> </text:span><text:span text:style-name="T12">define</text:span><text:span text:style-name="T13"> </text:span><text:span text:style-name="T12">master</text:span><text:span text:style-name="T13"> </text:span><text:span text:style-name="T12">domain</text:span><text:span text:style-name="T13"> </text:span><text:span text:style-name="T12">"ColorTypeDomain"--&gt;</text:span></text:p>
            <text:p text:style-name="P13"><text:span text:style-name="T13"><text:s/></text:span><text:span text:style-name="T14">&lt;domain</text:span><text:span text:style-name="T13"> </text:span><text:span text:style-name="T14">domainid=</text:span><text:span text:style-name="T15">"ColorTypeDomain"</text:span><text:span text:style-name="T13"> </text:span><text:span text:style-name="T14">domainlistclass=</text:span><text:span text:style-name="T15">"mycluster.domain.ColorTypeDomainList"</text:span><text:span text:style-name="T14">&gt;</text:span></text:p>
            <text:p text:style-name="P13"><text:span text:style-name="T13"><text:s/></text:span><text:span text:style-name="T14">...</text:span></text:p>
            <text:p text:style-name="P13"><text:span text:style-name="T14">&lt;/domaindependancy&gt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Dependant Domain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Dependant domains</text:p>
              </text:list-item>
            </text:list>
          </draw:text-box>
        </draw:frame>
        <draw:frame draw:style-name="gr9" draw:text-style-name="P14" draw:layer="layout" svg:width="20.5cm" svg:height="10.322cm" svg:x="4cm" svg:y="8cm">
          <draw:text-box>
            <text:p text:style-name="P13"><text:span text:style-name="T12">&lt;!--</text:span><text:span text:style-name="T13"> </text:span><text:span text:style-name="T12">configure</text:span><text:span text:style-name="T13"> </text:span><text:span text:style-name="T12">domain</text:span><text:span text:style-name="T13"> </text:span><text:span text:style-name="T12">dependancies--&gt;</text:span></text:p>
            <text:p text:style-name="P13"><text:span text:style-name="T12">&lt;!--</text:span><text:span text:style-name="T13"> </text:span><text:span text:style-name="T12">this</text:span><text:span text:style-name="T13"> </text:span><text:span text:style-name="T12">Example</text:span><text:span text:style-name="T13"> </text:span><text:span text:style-name="T12">is</text:span><text:span text:style-name="T13"> </text:span><text:span text:style-name="T12">shown</text:span><text:span text:style-name="T13"> </text:span><text:span text:style-name="T12">in</text:span><text:span text:style-name="T13"> </text:span><text:span text:style-name="T12">CFahrrad...--&gt;</text:span></text:p>
            <text:p text:style-name="P13"><text:span text:style-name="T14">&lt;domaindependancy&gt;</text:span></text:p>
            <text:p text:style-name="P13"><text:span text:style-name="T13"><text:s text:c="2"/></text:span><text:span text:style-name="T12">&lt;!--</text:span><text:span text:style-name="T13"> </text:span><text:span text:style-name="T12">define</text:span><text:span text:style-name="T13"> </text:span><text:span text:style-name="T12">master</text:span><text:span text:style-name="T13"> </text:span><text:span text:style-name="T12">domain</text:span><text:span text:style-name="T13"> </text:span><text:span text:style-name="T12">"ColorTypeDomain"--&gt;</text:span></text:p>
            <text:p text:style-name="P13"><text:span text:style-name="T13"><text:s/></text:span><text:span text:style-name="T14">&lt;domain</text:span><text:span text:style-name="T13"> </text:span><text:span text:style-name="T14">domainid=</text:span><text:span text:style-name="T15">"ColorTypeDomain"</text:span><text:span text:style-name="T13"> </text:span><text:span text:style-name="T14">domainlistclass=</text:span><text:span text:style-name="T15">"mycluster.domain.ColorTypeDomainList"</text:span><text:span text:style-name="T14">&gt;</text:span></text:p>
            <text:p text:style-name="P13"><text:span text:style-name="T13"><text:s/></text:span><text:span text:style-name="T12">&lt;!--</text:span><text:span text:style-name="T13"> </text:span><text:span text:style-name="T12">define</text:span><text:span text:style-name="T13"> </text:span><text:span text:style-name="T12">entries</text:span><text:span text:style-name="T13"> </text:span><text:span text:style-name="T12">for</text:span><text:span text:style-name="T13"> </text:span><text:span text:style-name="T12">slave</text:span><text:span text:style-name="T13"> </text:span><text:span text:style-name="T12">domain</text:span><text:span text:style-name="T13"> </text:span><text:span text:style-name="T12">"ColorDomain"</text:span><text:span text:style-name="T13"> </text:span><text:span text:style-name="T12">--&gt;</text:span></text:p>
            <text:p text:style-name="P13"><text:span text:style-name="T13"><text:s text:c="2"/></text:span><text:span text:style-name="T14">&lt;entry</text:span><text:span text:style-name="T13"> </text:span><text:span text:style-name="T14">value=</text:span><text:span text:style-name="T15">"Color"</text:span><text:span text:style-name="T13"> </text:span><text:span text:style-name="T14">slavedomainid=</text:span><text:span text:style-name="T15">"ColorDomain"</text:span><text:span text:style-name="T14">&gt;</text:span></text:p>
            <text:p text:style-name="P13"><text:span text:style-name="T13"><text:s text:c="3"/></text:span><text:span text:style-name="T14">&lt;valid</text:span><text:span text:style-name="T13"> </text:span><text:span text:style-name="T14">value=</text:span><text:span text:style-name="T15">"RED"</text:span><text:span text:style-name="T14">/&gt;</text:span></text:p>
            <text:p text:style-name="P13"><text:span text:style-name="T13"><text:s text:c="3"/></text:span><text:span text:style-name="T14">&lt;valid</text:span><text:span text:style-name="T13"> </text:span><text:span text:style-name="T14">value=</text:span><text:span text:style-name="T15">"GREEN"</text:span><text:span text:style-name="T14">/&gt;</text:span></text:p>
            <text:p text:style-name="P13"><text:span text:style-name="T13"><text:s text:c="3"/></text:span><text:span text:style-name="T14">&lt;valid</text:span><text:span text:style-name="T13"> </text:span><text:span text:style-name="T14">value=</text:span><text:span text:style-name="T15">"BLUE"</text:span><text:span text:style-name="T14">/&gt;</text:span></text:p>
            <text:p text:style-name="P13"><text:span text:style-name="T13"><text:s text:c="2"/></text:span><text:span text:style-name="T14">&lt;/entry&gt;</text:span></text:p>
            <text:p text:style-name="P13"><text:span text:style-name="T13"><text:s text:c="2"/></text:span></text:p>
            <text:p text:style-name="P13"><text:span text:style-name="T13"><text:s text:c="2"/></text:span><text:span text:style-name="T14">&lt;entry</text:span><text:span text:style-name="T13"> </text:span><text:span text:style-name="T14">value=</text:span><text:span text:style-name="T15">"BlackWhite"</text:span><text:span text:style-name="T13"> </text:span><text:span text:style-name="T14">slavedomainid=</text:span><text:span text:style-name="T15">"ColorDomain"</text:span><text:span text:style-name="T14">&gt;</text:span></text:p>
            <text:p text:style-name="P13"><text:span text:style-name="T13"><text:s text:c="3"/></text:span><text:span text:style-name="T14">&lt;valid</text:span><text:span text:style-name="T13"> </text:span><text:span text:style-name="T14">value=</text:span><text:span text:style-name="T15">"BLACK"</text:span><text:span text:style-name="T14">/&gt;</text:span></text:p>
            <text:p text:style-name="P13"><text:span text:style-name="T13"><text:s text:c="3"/></text:span><text:span text:style-name="T14">&lt;valid</text:span><text:span text:style-name="T13"> </text:span><text:span text:style-name="T14">value=</text:span><text:span text:style-name="T15">"WHITE"</text:span><text:span text:style-name="T14">/&gt;</text:span></text:p>
            <text:p text:style-name="P13"><text:span text:style-name="T13"><text:s text:c="3"/></text:span><text:span text:style-name="T14">&lt;valid</text:span><text:span text:style-name="T13"> </text:span><text:span text:style-name="T14">value=</text:span><text:span text:style-name="T15">"GREY50%"</text:span><text:span text:style-name="T14">/&gt;</text:span></text:p>
            <text:p text:style-name="P13"><text:span text:style-name="T13"><text:s text:c="2"/></text:span><text:span text:style-name="T14">&lt;/entry&gt;</text:span></text:p>
            <text:p text:style-name="P13"><text:span text:style-name="T14"/></text:p>
            <text:p text:style-name="P13"><text:span text:style-name="T13"><text:s text:c="2"/></text:span><text:span text:style-name="T14">&lt;entry</text:span><text:span text:style-name="T13"> </text:span><text:span text:style-name="T14">value=</text:span><text:span text:style-name="T15">"None"</text:span><text:span text:style-name="T13"> </text:span><text:span text:style-name="T14">slavedomainid=</text:span><text:span text:style-name="T15">"ColorDomain"</text:span><text:span text:style-name="T14">&gt;</text:span></text:p>
            <text:p text:style-name="P13"><text:span text:style-name="T13"><text:s text:c="3"/></text:span><text:span text:style-name="T14">&lt;invalid</text:span><text:span text:style-name="T13"> </text:span><text:span text:style-name="T14">all=</text:span><text:span text:style-name="T15">"true"</text:span><text:span text:style-name="T14">/&gt;</text:span></text:p>
            <text:p text:style-name="P13"><text:span text:style-name="T13"><text:s text:c="3"/></text:span><text:span text:style-name="T14">&lt;/entry&gt;</text:span></text:p>
            <text:p text:style-name="P13"><text:span text:style-name="T13"><text:s text:c="2"/></text:span><text:span text:style-name="T14">&lt;entry</text:span><text:span text:style-name="T13"> </text:span><text:span text:style-name="T14">value=</text:span><text:span text:style-name="T15">"All"</text:span><text:span text:style-name="T13"> </text:span><text:span text:style-name="T14">slavedomainid=</text:span><text:span text:style-name="T15">"ColorDomain"</text:span><text:span text:style-name="T14">&gt;</text:span></text:p>
            <text:p text:style-name="P13"><text:span text:style-name="T14"><text:s text:c="3"/></text:span><text:span text:style-name="T14">&lt;valid</text:span><text:span text:style-name="T13"> </text:span><text:span text:style-name="T14">all=</text:span><text:span text:style-name="T15">"true"</text:span><text:span text:style-name="T13"> </text:span><text:span text:style-name="T14">null=</text:span><text:span text:style-name="T15">"true"</text:span><text:span text:style-name="T14">/&gt;</text:span></text:p>
            <text:p text:style-name="P13"><text:span text:style-name="T14"><text:s text:c="2"/></text:span><text:span text:style-name="T14">&lt;/entry&gt;</text:span></text:p>
            <text:p text:style-name="P13"><text:span text:style-name="T14"/></text:p>
            <text:p text:style-name="P13"><text:span text:style-name="T14"><text:s/></text:span><text:span text:style-name="T14">&lt;/domain&gt;</text:span></text:p>
            <text:p text:style-name="P13"><text:span text:style-name="T14">&lt;/domaindependancy&gt;</text:span></text:p>
          </draw:text-box>
        </draw:frame>
        <draw:frame draw:style-name="gr11" draw:text-style-name="P14" draw:layer="layout" svg:width="11.5cm" svg:height="4.108cm" svg:x="13cm" svg:y="3.5cm">
          <draw:text-box>
            <text:p text:style-name="P13"><text:span text:style-name="T14">Class </text:span></text:p>
            <text:p text:style-name="P13"><text:span text:style-name="T14">...</text:span></text:p>
            <text:p text:style-name="P13"><text:span text:style-name="T14"/></text:p>
            <text:p text:style-name="P13"><text:span text:style-name="T14"><text:s text:c="2"/></text:span><text:span text:style-name="T14">@Domain(domainId="ColorTypeDomain")</text:span></text:p>
            <text:p text:style-name="P13"><text:span text:style-name="T14"><text:s text:c="2"/></text:span><text:span text:style-name="T14">String </text:span><text:span text:style-name="T16">colorType</text:span><text:span text:style-name="T14">;</text:span></text:p>
            <text:p text:style-name="P13"><text:span text:style-name="T14"><text:tab/></text:span></text:p>
            <text:p text:style-name="P13"><text:span text:style-name="T14"><text:s text:c="2"/></text:span><text:span text:style-name="T14">@</text:span><text:span text:style-name="T16">DomainDependancy</text:span><text:span text:style-name="T14">(domainId="ColorDomain",</text:span></text:p>
            <text:p text:style-name="P13"><text:span text:style-name="T14"><text:s text:c="17"/></text:span><text:span text:style-name="T14">dependsFromProperty="</text:span><text:span text:style-name="T16">colorType</text:span><text:span text:style-name="T14">")</text:span></text:p>
            <text:p text:style-name="P13"><text:span text:style-name="T14"><text:s text:c="2"/></text:span><text:span text:style-name="T14">String color;</text:span></text:p>
            <text:p text:style-name="P13"><text:span text:style-name="T14">..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Cluster</text:span><text:span text:style-name="T5"><text:line-break/></text:span><text:span text:style-name="T6">CCFilter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Query with Filter</text:p>
              </text:list-item>
            </text:list>
          </draw:text-box>
        </draw:frame>
        <draw:frame draw:style-name="gr9" draw:text-style-name="P14" draw:layer="layout" svg:width="20.5cm" svg:height="6.219cm" svg:x="4cm" svg:y="11.781cm">
          <draw:text-box>
            <text:p text:style-name="P13"><text:span text:style-name="T14">&lt;clustertype&gt;</text:span></text:p>
            <text:p text:style-name="P13"><text:span text:style-name="T12"/></text:p>
            <text:p text:style-name="P13"><text:span text:style-name="T12"><text:s/></text:span><text:span text:style-name="T12">&lt;!--configure</text:span><text:span text:style-name="T13"> </text:span><text:span text:style-name="T12">cluster</text:span><text:span text:style-name="T13"> </text:span><text:span text:style-name="T12">CAuto--&gt;</text:span></text:p>
            <text:p text:style-name="P13"><text:span text:style-name="T13"><text:s/></text:span><text:span text:style-name="T14">&lt;cluster</text:span><text:span text:style-name="T13"> </text:span><text:span text:style-name="T14">id=</text:span><text:span text:style-name="T15">"car"</text:span><text:span text:style-name="T13"> </text:span><text:span text:style-name="T14">class=</text:span><text:span text:style-name="T15">"mycluster.CCar"</text:span><text:span text:style-name="T14">&gt;</text:span></text:p>
            <text:p text:style-name="P13"><text:span text:style-name="T14"/></text:p>
            <text:p text:style-name="P13"><text:span text:style-name="T13"><text:s/></text:span><text:span text:style-name="T12">&lt;!--special</text:span><text:span text:style-name="T13"> </text:span><text:span text:style-name="T12">filter</text:span><text:span text:style-name="T13"> </text:span><text:span text:style-name="T12">"name"</text:span><text:span text:style-name="T13"> </text:span><text:span text:style-name="T12">for</text:span><text:span text:style-name="T13"> </text:span><text:span text:style-name="T12">cluster</text:span><text:span text:style-name="T13"> </text:span><text:span text:style-name="T12">CAuto</text:span><text:span text:style-name="T13"> </text:span><text:span text:style-name="T12">is</text:span><text:span text:style-name="T13"> </text:span><text:span text:style-name="T12">available--&gt;</text:span></text:p>
            <text:p text:style-name="P13"><text:span text:style-name="T13"><text:s/></text:span><text:span text:style-name="T12">&lt;!--select:</text:span><text:span text:style-name="T13"> </text:span><text:span text:style-name="T12">...where</text:span><text:span text:style-name="T13"> </text:span><text:span text:style-name="T12">NAME=test.testfilter.NameFilter.getName()--&gt;</text:span></text:p>
            <text:p text:style-name="P13"><text:span text:style-name="T13"><text:s/></text:span><text:span text:style-name="T14">&lt;select</text:span><text:span text:style-name="T13"> </text:span><text:span text:style-name="T14">id=</text:span><text:span text:style-name="T15">"name"</text:span><text:span text:style-name="T13"> </text:span><text:span text:style-name="T14">hql=</text:span><text:span text:style-name="T15">"NAME=:UNITNAME"</text:span><text:span text:style-name="T14">&gt;</text:span></text:p>
            <text:p text:style-name="P13"><text:span text:style-name="T13"/></text:p>
            <text:p text:style-name="P13"><text:span text:style-name="T13"><text:s text:c="3"/></text:span><text:span text:style-name="T14">&lt;FilterClass</text:span><text:span text:style-name="T13"> </text:span><text:span text:style-name="T14">class=</text:span><text:span text:style-name="T15">"test.testfilter.NameFilter"</text:span><text:span text:style-name="T14">&gt;</text:span></text:p>
            <text:p text:style-name="P13"><text:span text:style-name="T13"><text:s text:c="5"/></text:span><text:span text:style-name="T14">&lt;binding</text:span><text:span text:style-name="T13"> </text:span><text:span text:style-name="T14">var=</text:span><text:span text:style-name="T15">"UNITNAME"</text:span><text:span text:style-name="T13"> </text:span><text:span text:style-name="T14">attribute=</text:span><text:span text:style-name="T15">"name"</text:span><text:span text:style-name="T14">/&gt;</text:span></text:p>
            <text:p text:style-name="P13"><text:span text:style-name="T13"><text:s text:c="3"/></text:span><text:span text:style-name="T14">&lt;/FilterClass&gt;</text:span></text:p>
            <text:p text:style-name="P13"><text:span text:style-name="T13"/></text:p>
            <text:p text:style-name="P13"><text:span text:style-name="T13"><text:s/></text:span><text:span text:style-name="T14">&lt;/select&gt;</text:span></text:p>
            <text:p text:style-name="P13"><text:span text:style-name="T14"/></text:p>
            <text:p text:style-name="P13"><text:span text:style-name="T14">&lt;/clustertype&gt;</text:span></text:p>
          </draw:text-box>
        </draw:frame>
        <draw:frame draw:style-name="gr9" draw:text-style-name="P14" draw:layer="layout" svg:width="20.5cm" svg:height="4.727cm" svg:x="4cm" svg:y="6.773cm">
          <draw:text-box>
            <text:p text:style-name="P13"><text:span text:style-name="T14">public class NameFilter extends CCFilterImpl{</text:span></text:p>
            <text:p text:style-name="P13"><text:span text:style-name="T14"/></text:p>
            <text:p text:style-name="P13"><text:span text:style-name="T14"><text:s/></text:span><text:span text:style-name="T14">private String name = "";</text:span></text:p>
            <text:p text:style-name="P13"><text:span text:style-name="T14"/></text:p>
            <text:p text:style-name="P13"><text:span text:style-name="T14"><text:s/></text:span><text:span text:style-name="T14">public String getName() {</text:span></text:p>
            <text:p text:style-name="P13"><text:span text:style-name="T14"><text:s text:c="3"/></text:span><text:span text:style-name="T14">return name;</text:span></text:p>
            <text:p text:style-name="P13"><text:span text:style-name="T14"><text:s/></text:span><text:span text:style-name="T14">}</text:span></text:p>
            <text:p text:style-name="P13"><text:span text:style-name="T14"/></text:p>
            <text:p text:style-name="P13"><text:span text:style-name="T14"><text:s/></text:span><text:span text:style-name="T14">public void setName(String name) {</text:span></text:p>
            <text:p text:style-name="P13"><text:span text:style-name="T14"><text:s text:c="3"/></text:span><text:span text:style-name="T14">this.name = name;</text:span></text:p>
            <text:p text:style-name="P13"><text:span text:style-name="T14"><text:s/></text:span><text:span text:style-name="T14">}</text:span><text:span text:style-name="T14"><text:tab/></text:span></text:p>
            <text:p text:style-name="P13"><text:span text:style-name="T14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draw:frame presentation:style-name="pr4" draw:text-style-name="P4" draw:layer="layout" svg:width="22.86cm" svg:height="3.986cm" svg:x="1.14cm" svg:y="9.014cm" presentation:class="title" presentation:user-transformed="true">
          <draw:text-box>
            <text:p text:style-name="P7">Security Concept<text:line-break/>Privileges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omains</text:span></text:p>
          </draw:text-box>
        </draw:frame>
        <draw:frame draw:style-name="gr9" draw:text-style-name="P14" draw:layer="layout" svg:width="17.5cm" svg:height="3.998cm" svg:x="7cm" svg:y="9.519cm">
          <draw:text-box>
            <text:p text:style-name="P13"><text:span text:style-name="T14">public interface </text:span><text:span text:style-name="T16">DomainPrivilegeList</text:span><text:span text:style-name="T14"> {</text:span></text:p>
            <text:p text:style-name="P13"><text:span text:style-name="T14"/></text:p>
            <text:p text:style-name="P13"><text:span text:style-name="T14"><text:s/></text:span><text:span text:style-name="T14">/**</text:span></text:p>
            <text:p text:style-name="P13"><text:span text:style-name="T14"><text:s text:c="2"/></text:span><text:span text:style-name="T14">* This method is called often, so it has to be fast</text:span></text:p>
            <text:p text:style-name="P13"><text:span text:style-name="T14"><text:s text:c="2"/></text:span><text:span text:style-name="T14">* @param domainId as configured in domain validation </text:span></text:p>
            <text:p text:style-name="P13"><text:span text:style-name="T14"><text:s text:c="2"/></text:span><text:span text:style-name="T14">* @param value one value of domain </text:span></text:p>
            <text:p text:style-name="P13"><text:span text:style-name="T14"><text:s text:c="2"/></text:span><text:span text:style-name="T14">* @return set of required privileges</text:span></text:p>
            <text:p text:style-name="P13"><text:span text:style-name="T14"><text:s text:c="2"/></text:span><text:span text:style-name="T14">*/</text:span></text:p>
            <text:p text:style-name="P13"><text:span text:style-name="T14"><text:s/></text:span><text:span text:style-name="T14">Set&lt;String&gt; getDomainEntryPivilegeList(String domainId, String value);</text:span></text:p>
            <text:p text:style-name="P13"><text:span text:style-name="T14">}</text:span></text:p>
          </draw:text-box>
        </draw:frame>
        <draw:frame draw:style-name="gr12" draw:text-style-name="P14" draw:layer="layout" svg:width="17.5cm" svg:height="2.727cm" svg:x="7cm" svg:y="6.273cm">
          <draw:text-box>
            <text:p text:style-name="P13"><text:span text:style-name="T14">class CBicycle extends Cluster implements PrivilegedCluster {</text:span></text:p>
            <text:p text:style-name="P13"><text:span text:style-name="T14"><text:tab/></text:span></text:p>
            <text:p text:style-name="P13"><text:span text:style-name="T14"><text:s/></text:span><text:span text:style-name="T16">@PrivilegesDomain</text:span></text:p>
            <text:p text:style-name="P13"><text:span text:style-name="T16"><text:s/></text:span><text:span text:style-name="T16">@Domain(domainId="ColorTypeDomain")</text:span></text:p>
            <text:p text:style-name="P13"><text:span text:style-name="T14"><text:s/></text:span><text:span text:style-name="T14">String colorType;</text:span></text:p>
            <text:p text:style-name="P13"><text:span text:style-name="T14">...</text:span></text:p>
          </draw:text-box>
        </draw:frame>
        <draw:frame draw:style-name="gr9" draw:text-style-name="P14" draw:layer="layout" svg:width="17.5cm" svg:height="4.371cm" svg:x="7cm" svg:y="14cm">
          <draw:text-box>
            <text:p text:style-name="P13"><text:span text:style-name="T14">public interface </text:span><text:span text:style-name="T16">DomainList</text:span><text:span text:style-name="T14"> {</text:span></text:p>
            <text:p text:style-name="P13"><text:span text:style-name="T14"/></text:p>
            <text:p text:style-name="P13"><text:span text:style-name="T14"><text:s/></text:span><text:span text:style-name="T14">/**</text:span></text:p>
            <text:p text:style-name="P13"><text:span text:style-name="T14"><text:s text:c="2"/></text:span><text:span text:style-name="T14">* returns all possible and allowed values for a String property</text:span></text:p>
            <text:p text:style-name="P13"><text:span text:style-name="T14"><text:s text:c="2"/></text:span><text:span text:style-name="T14">* there can be only one DomainList class istance(use domainId parameter then)</text:span></text:p>
            <text:p text:style-name="P13"><text:span text:style-name="T14"><text:s text:c="2"/></text:span><text:span text:style-name="T14">* &lt;B&gt;This method is called often, so it has to be fast&lt;/B&gt;</text:span></text:p>
            <text:p text:style-name="P13"><text:span text:style-name="T14"><text:s text:c="2"/></text:span><text:span text:style-name="T14">* @param domainId as configured in domain validation</text:span></text:p>
            <text:p text:style-name="P13"><text:span text:style-name="T14"><text:s text:c="2"/></text:span><text:span text:style-name="T14">* @return ordered list of domain values</text:span></text:p>
            <text:p text:style-name="P13"><text:span text:style-name="T14"><text:s text:c="2"/></text:span><text:span text:style-name="T14">*/</text:span></text:p>
            <text:p text:style-name="P13"><text:span text:style-name="T14"><text:s/></text:span><text:span text:style-name="T14">ValidDomainEntries&lt;String&gt; getDomainEntryList(String domainId);</text:span></text:p>
            <text:p text:style-name="P13"><text:span text:style-name="T14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Static Privileges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Service<text:line-break/><text:line-break/><text:line-break/><text:line-break/></text:p>
              </text:list-item>
            </text:list>
            <text:list text:style-name="L3">
              <text:list-item>
                <text:p text:style-name="P5">Cluster</text:p>
              </text:list-item>
            </text:list>
          </draw:text-box>
        </draw:frame>
        <draw:frame draw:style-name="gr9" draw:text-style-name="P14" draw:layer="layout" svg:width="17cm" svg:height="4.032cm" svg:x="6cm" svg:y="13.5cm">
          <draw:text-box>
            <text:p text:style-name="P13"><text:span text:style-name="T16">@PrivilegesCluster(required={"BIKE"})</text:span></text:p>
            <text:p text:style-name="P13"><text:span text:style-name="T14">public class CBicycle extends Cluster {</text:span></text:p>
            <text:p text:style-name="P13"><text:span text:style-name="T14"/></text:p>
            <text:p text:style-name="P13"><text:span text:style-name="T14"><text:s/></text:span><text:span text:style-name="T14">@</text:span><text:span text:style-name="T16">PrivilegesMethod(required={"GETCOLOR"})</text:span></text:p>
            <text:p text:style-name="P13"><text:span text:style-name="T14"><text:s/></text:span><text:span text:style-name="T14">public String getColor() {}</text:span></text:p>
            <text:p text:style-name="P13"><text:span text:style-name="T14"/></text:p>
            <text:p text:style-name="P13"><text:span text:style-name="T14"><text:s/></text:span><text:span text:style-name="T16">@NoPrivilegeCheck</text:span></text:p>
            <text:p text:style-name="P13"><text:span text:style-name="T14"><text:s/></text:span><text:span text:style-name="T14">public double getDurchmesser() {}</text:span></text:p>
            <text:p text:style-name="P13"><text:span text:style-name="T14">...</text:span></text:p>
            <text:p text:style-name="P13"><text:span text:style-name="T14">}</text:span></text:p>
          </draw:text-box>
        </draw:frame>
        <draw:frame draw:style-name="gr13" draw:text-style-name="P14" draw:layer="layout" svg:width="17cm" svg:height="3.044cm" svg:x="6cm" svg:y="6.956cm">
          <draw:text-box>
            <text:p text:style-name="P13"><text:span text:style-name="T16">@PrivilegesService(required="BIKESERVCIE")</text:span></text:p>
            <text:p text:style-name="P13"><text:span text:style-name="T14">public class CBicycleService implements ICBicycleService, PrivilegedService {</text:span></text:p>
            <text:p text:style-name="P13"><text:span text:style-name="T14"/></text:p>
            <text:p text:style-name="P13"><text:span text:style-name="T14"><text:s/></text:span><text:span text:style-name="T14">@</text:span><text:span text:style-name="T16">PrivilegesMethod(required="BIKEPAINT")</text:span></text:p>
            <text:p text:style-name="P13"><text:span text:style-name="T14"><text:s/></text:span><text:span text:style-name="T14">public void makeBicycleRED(CBicycle bike) {}</text:span></text:p>
            <text:p text:style-name="P13"><text:span text:style-name="T14">...</text:span></text:p>
            <text:p text:style-name="P13"><text:span text:style-name="T14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ynamic Privileges for Service</text:span></text:p>
          </draw:text-box>
        </draw:frame>
        <draw:frame draw:style-name="gr13" draw:text-style-name="P15" draw:layer="layout" svg:width="17cm" svg:height="3.252cm" svg:x="2cm" svg:y="9.456cm">
          <draw:text-box>
            <text:p text:style-name="P13"><text:span text:style-name="T17">@PrivilegesService(required="BIKESERVCIE")</text:span></text:p>
            <text:p text:style-name="P13"><text:span text:style-name="T17">public class CBicycleService implements ICBicycleService, PrivilegedService {</text:span></text:p>
            <text:p text:style-name="P13"><text:span text:style-name="T17"/></text:p>
            <text:p text:style-name="P13"><text:span text:style-name="T17"><text:s/></text:span><text:span text:style-name="T17">@PrivilegesMethod(required="BIKEPAINT")</text:span></text:p>
            <text:p text:style-name="P13"><text:span text:style-name="T17"><text:s/></text:span><text:span text:style-name="T17">public void makeBicycleRED(</text:span></text:p>
            <text:p text:style-name="P13"><text:span text:style-name="T17"><text:s text:c="14"/></text:span><text:span text:style-name="T16">@PrivilegesParameter(property={"color"})</text:span><text:span text:style-name="T17"> CBicycle bike) {}</text:span></text:p>
            <text:p text:style-name="P13"><text:span text:style-name="T17">...</text:span></text:p>
            <text:p text:style-name="P13"><text:span text:style-name="T17">}</text:span></text:p>
          </draw:text-box>
        </draw:frame>
        <draw:frame presentation:style-name="pr8" draw:text-style-name="P5" draw:layer="layout" svg:width="22.86cm" svg:height="11.952cm" svg:x="1.27cm" svg:y="5.08cm" presentation:class="outline">
          <draw:text-box>
            <text:list text:style-name="L3">
              <text:list-item>
                <text:p text:style-name="P5">Parameter privilege check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ynamic Privileges for Cluster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Property privilege check</text:p>
              </text:list-item>
            </text:list>
          </draw:text-box>
        </draw:frame>
        <draw:frame draw:style-name="gr9" draw:text-style-name="P15" draw:layer="layout" svg:width="13.5cm" svg:height="4.778cm" svg:x="7.5cm" svg:y="8.122cm">
          <draw:text-box>
            <text:p text:style-name="P13"><text:span text:style-name="T17">@PrivilegesCluster(required={"BIKE"},</text:span></text:p>
            <text:p text:style-name="P13"><text:span text:style-name="T17"><text:s text:c="8"/></text:span><text:span text:style-name="T16">property={"colorType", "nested.nestedDomain"}</text:span><text:span text:style-name="T17"> )</text:span></text:p>
            <text:p text:style-name="P13"><text:span text:style-name="T17">public class CBicycle extends Cluster {</text:span></text:p>
            <text:p text:style-name="P13"><text:span text:style-name="T17"/></text:p>
            <text:p text:style-name="P13"><text:span text:style-name="T17"><text:s/></text:span><text:span text:style-name="T17">@PrivilegesDomain</text:span></text:p>
            <text:p text:style-name="P13"><text:span text:style-name="T17"><text:s/></text:span><text:span text:style-name="T17">@Domain(domainId="ColorTypeDomain")</text:span></text:p>
            <text:p text:style-name="P13"><text:span text:style-name="T17"><text:s/></text:span><text:span text:style-name="T17">String </text:span><text:span text:style-name="T16">colorType</text:span><text:span text:style-name="T17">;</text:span></text:p>
            <text:p text:style-name="P13"><text:span text:style-name="T17"/></text:p>
            <text:p text:style-name="P13"><text:span text:style-name="T17"><text:s/></text:span><text:span text:style-name="T17">public NestedPropertyForPrivTest </text:span><text:span text:style-name="T16">getNested</text:span><text:span text:style-name="T17">() {}</text:span></text:p>
            <text:p text:style-name="P13"><text:span text:style-name="T17">...</text:span></text:p>
            <text:p text:style-name="P13"><text:span text:style-name="T17"/></text:p>
            <text:p text:style-name="P13"><text:span text:style-name="T17">}</text:span></text:p>
          </draw:text-box>
        </draw:frame>
        <draw:frame draw:style-name="gr9" draw:text-style-name="P15" draw:layer="layout" svg:width="13.5cm" svg:height="3.544cm" svg:x="7.5cm" svg:y="13.5cm">
          <draw:text-box>
            <text:p text:style-name="P13"><text:span text:style-name="T17">public class NestedPropertyForPrivTest {</text:span></text:p>
            <text:p text:style-name="P13"><text:span text:style-name="T17"><text:tab/></text:span></text:p>
            <text:p text:style-name="P13"><text:span text:style-name="T17"><text:s/></text:span><text:span text:style-name="T17">@PrivilegesDomain</text:span></text:p>
            <text:p text:style-name="P13"><text:span text:style-name="T17"><text:s/></text:span><text:span text:style-name="T17">@Domain(domainId="NestedDomain")</text:span></text:p>
            <text:p text:style-name="P13"><text:span text:style-name="T17"><text:s/></text:span><text:span text:style-name="T17">String </text:span><text:span text:style-name="T16">nestedDomain</text:span><text:span text:style-name="T17">;</text:span></text:p>
            <text:p text:style-name="P13"><text:span text:style-name="T17">...</text:span></text:p>
            <text:p text:style-name="P13"><text:span text:style-name="T17"/></text:p>
            <text:p text:style-name="P13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5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2.86cm" svg:height="3.986cm" svg:x="1.27cm" svg:y="0.671cm" presentation:class="title">
          <draw:text-box>
            <text:p text:style-name="P10"><text:span text:style-name="T5">Privileges</text:span><text:span text:style-name="T5"><text:line-break/></text:span><text:span text:style-name="T6">Dynamic Privileges for Cluster</text:span></text:p>
          </draw:text-box>
        </draw:frame>
        <draw:frame presentation:style-name="pr8" draw:text-style-name="P11" draw:layer="layout" svg:width="22.86cm" svg:height="11.952cm" svg:x="1.27cm" svg:y="5.08cm" presentation:class="outline">
          <draw:text-box>
            <text:list text:style-name="L3">
              <text:list-item>
                <text:p text:style-name="P5">Property setter check</text:p>
              </text:list-item>
            </text:list>
          </draw:text-box>
        </draw:frame>
        <draw:frame draw:style-name="gr9" draw:text-style-name="P15" draw:layer="layout" svg:width="16.5cm" svg:height="5.117cm" svg:x="7.5cm" svg:y="8.122cm">
          <draw:text-box>
            <text:p text:style-name="P13"><text:span text:style-name="T17">public class CBicycle extends Cluster implements PrivilegedCluster {</text:span></text:p>
            <text:p text:style-name="P13"><text:span text:style-name="T17"><text:tab/></text:span></text:p>
            <text:p text:style-name="P13"><text:span text:style-name="T17"><text:s/></text:span><text:span text:style-name="T17">@PrivilegesDomain</text:span></text:p>
            <text:p text:style-name="P13"><text:span text:style-name="T17"><text:s/></text:span><text:span text:style-name="T17">@Domain(domainId="ColorTypeDomain")</text:span></text:p>
            <text:p text:style-name="P13"><text:span text:style-name="T17"><text:s/></text:span><text:span text:style-name="T17">String colorType;</text:span></text:p>
            <text:p text:style-name="P13"><text:span text:style-name="T17"/></text:p>
            <text:p text:style-name="P13"><text:span text:style-name="T17"><text:s/></text:span><text:span text:style-name="T17">public void </text:span><text:span text:style-name="T16">setColorType</text:span><text:span text:style-name="T17">(String colorType) {</text:span></text:p>
            <text:p text:style-name="P13"><text:span text:style-name="T17"><text:s text:c="3"/></text:span><text:span text:style-name="T17">this.colorType = colorType;</text:span></text:p>
            <text:p text:style-name="P13"><text:span text:style-name="T17"><text:s/></text:span><text:span text:style-name="T17">}</text:span></text:p>
            <text:p text:style-name="P13"><text:span text:style-name="T17"/></text:p>
            <text:p text:style-name="P13"><text:span text:style-name="T17">...</text:span></text:p>
            <text:p text:style-name="P13"><text:span text:style-name="T17"/></text:p>
            <text:p text:style-name="P13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6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>
          <draw:text-box>
            <text:p text:style-name="P4">Example</text:p>
          </draw:text-box>
        </draw:frame>
        <draw:frame draw:style-name="gr14" draw:layer="layout" svg:width="19.983cm" svg:height="13cm" svg:x="3cm" svg:y="5.5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7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4" draw:layer="layout" svg:width="22.86cm" svg:height="3.986cm" svg:x="1.27cm" svg:y="0.671cm" presentation:class="title" presentation:user-transformed="true">
          <draw:text-box>
            <text:p text:style-name="P4">Example</text:p>
          </draw:text-box>
        </draw:frame>
        <draw:frame draw:style-name="gr15" draw:layer="layout" svg:width="20cm" svg:height="12.563cm" svg:x="2.5cm" svg:y="5.437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7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0000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660000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999966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>
      <style:graphic-properties draw:stroke="none" draw:fill="none" draw:fill-color="#cccc00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backgroundobjects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backgroundobjects">
      <style:graphic-properties draw:stroke="none" draw:fill="none" draw:fill-color="#cccc00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1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1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1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1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0cm" svg:y="0cm">
          <text:p text:style-name="P1"/>
        </draw:rect>
        <draw:frame presentation:style-name="pr4" draw:text-style-name="P5" draw:layer="backgroundobjects" svg:width="8.255cm" svg:height="1.271cm" svg:x="-0.001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-0.001cm" svg:y="-0.001cm">
          <text:p text:style-name="P1"/>
        </draw:rect>
        <draw:frame presentation:style-name="pr4" draw:text-style-name="P5" draw:layer="backgroundobjects" svg:width="8.255cm" svg:height="1.271cm" svg:x="0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0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5-12-29T19:29:02</meta:creation-date>
    <dc:creator>Christopher Schmidt</dc:creator>
    <dc:date>2006-05-05T08:51:10</dc:date>
    <dc:language>de-DE</dc:language>
    <meta:editing-cycles>77</meta:editing-cycles>
    <meta:editing-duration>PT4H54M25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